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tatische Methode</text:p>
          </table:table-cell>
          <table:table-cell table:number-columns-repeated="4"/>
          <table:table-cell office:value-type="string" calcext:value-type="string">
            <text:p>dynamische Methode</text:p>
          </table:table-cell>
          <table:table-cell table:number-columns-repeated="3"/>
          <table:table-cell office:value-type="string" calcext:value-type="string">
            <text:p>schwarzer Zylinder</text:p>
          </table:table-cell>
          <table:table-cell table:number-columns-repeated="2"/>
          <table:table-cell office:value-type="string" calcext:value-type="string">
            <text:p>weißer Zylinde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</table:table-row>
        <table:table-row table:style-name="ro1">
          <table:table-cell office:value-type="string" calcext:value-type="string">
            <text:p>Winkel phi in grad</text:p>
          </table:table-cell>
          <table:table-cell office:value-type="string" calcext:value-type="string">
            <text:p>Kraft F in N</text:p>
          </table:table-cell>
          <table:table-cell office:value-type="string" calcext:value-type="string">
            <text:p>Abstand r in c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bstand a in cm</text:p>
          </table:table-cell>
          <table:table-cell office:value-type="string" calcext:value-type="string">
            <text:p>Periodendauer T in s</text:p>
          </table:table-cell>
          <table:table-cell table:number-columns-repeated="2"/>
          <table:table-cell office:value-type="string" calcext:value-type="string">
            <text:p>Periodendauer T in s</text:p>
          </table:table-cell>
          <table:table-cell table:number-columns-repeated="2"/>
          <table:table-cell office:value-type="string" calcext:value-type="string">
            <text:p>Periodendauer T in 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" calcext:value-type="float">
            <text:p>0.28</text:p>
          </table:table-cell>
          <table:table-cell office:value-type="float" office:value="14.885" calcext:value-type="float">
            <text:p>14.885</text:p>
          </table:table-cell>
          <table:table-cell table:formula="of:=([.B4]*[.C4])/[.A4]" office:value-type="float" office:value="0.0463088888888889" calcext:value-type="float">
            <text:p>0.0463088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87" calcext:value-type="float">
            <text:p>12.87</text:p>
          </table:table-cell>
          <table:table-cell table:formula="of:=[.G4]/5" office:value-type="float" office:value="2.574" calcext:value-type="float">
            <text:p>2.574</text:p>
          </table:table-cell>
          <table:table-cell/>
          <table:table-cell office:value-type="float" office:value="8.35" calcext:value-type="float">
            <text:p>8.35</text:p>
          </table:table-cell>
          <table:table-cell table:formula="of:=[.J4]/5" office:value-type="float" office:value="1.67" calcext:value-type="float">
            <text:p>1.67</text:p>
          </table:table-cell>
          <table:table-cell/>
          <table:table-cell office:value-type="float" office:value="11.67" calcext:value-type="float">
            <text:p>11.67</text:p>
          </table:table-cell>
          <table:table-cell table:formula="of:=[.M4]/5" office:value-type="float" office:value="2.334" calcext:value-type="float">
            <text:p>2.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4.885" calcext:value-type="float">
            <text:p>14.885</text:p>
          </table:table-cell>
          <table:table-cell table:formula="of:=([.B5]*[.C5])/[.A5]" office:value-type="float" office:value="0.044655" calcext:value-type="float">
            <text:p>0.0446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.44" calcext:value-type="float">
            <text:p>14.44</text:p>
          </table:table-cell>
          <table:table-cell table:formula="of:=[.G5]/5" office:value-type="float" office:value="2.888" calcext:value-type="float">
            <text:p>2.888</text:p>
          </table:table-cell>
          <table:table-cell/>
          <table:table-cell office:value-type="float" office:value="8.35" calcext:value-type="float">
            <text:p>8.35</text:p>
          </table:table-cell>
          <table:table-cell table:formula="of:=[.J5]/5" office:value-type="float" office:value="1.67" calcext:value-type="float">
            <text:p>1.67</text:p>
          </table:table-cell>
          <table:table-cell/>
          <table:table-cell office:value-type="float" office:value="11.44" calcext:value-type="float">
            <text:p>11.44</text:p>
          </table:table-cell>
          <table:table-cell table:formula="of:=[.M5]/5" office:value-type="float" office:value="2.288" calcext:value-type="float">
            <text:p>2.2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" calcext:value-type="float">
            <text:p>0.38</text:p>
          </table:table-cell>
          <table:table-cell office:value-type="float" office:value="14.885" calcext:value-type="float">
            <text:p>14.885</text:p>
          </table:table-cell>
          <table:table-cell table:formula="of:=([.B6]*[.C6])/[.A6]" office:value-type="float" office:value="0.0471358333333333" calcext:value-type="float">
            <text:p>0.0471358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.6" calcext:value-type="float">
            <text:p>16.6</text:p>
          </table:table-cell>
          <table:table-cell table:formula="of:=[.G6]/5" office:value-type="float" office:value="3.32" calcext:value-type="float">
            <text:p>3.32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[.J6]/5" office:value-type="float" office:value="1.66" calcext:value-type="float">
            <text:p>1.66</text:p>
          </table:table-cell>
          <table:table-cell/>
          <table:table-cell office:value-type="float" office:value="11.84" calcext:value-type="float">
            <text:p>11.84</text:p>
          </table:table-cell>
          <table:table-cell table:formula="of:=[.M6]/5"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" calcext:value-type="float">
            <text:p>0.49</text:p>
          </table:table-cell>
          <table:table-cell office:value-type="float" office:value="14.885" calcext:value-type="float">
            <text:p>14.885</text:p>
          </table:table-cell>
          <table:table-cell table:formula="of:=([.B7]*[.C7])/[.A7]" office:value-type="float" office:value="0.0486243333333333" calcext:value-type="float">
            <text:p>0.048624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.67" calcext:value-type="float">
            <text:p>18.67</text:p>
          </table:table-cell>
          <table:table-cell table:formula="of:=[.G7]/5" office:value-type="float" office:value="3.734" calcext:value-type="float">
            <text:p>3.73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[.J7]/5" office:value-type="float" office:value="1.666" calcext:value-type="float">
            <text:p>1.666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[.M7]/5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7" calcext:value-type="float">
            <text:p>0.57</text:p>
          </table:table-cell>
          <table:table-cell office:value-type="float" office:value="14.885" calcext:value-type="float">
            <text:p>14.885</text:p>
          </table:table-cell>
          <table:table-cell table:formula="of:=([.B8]*[.C8])/[.A8]" office:value-type="float" office:value="0.0471358333333333" calcext:value-type="float">
            <text:p>0.0471358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.87" calcext:value-type="float">
            <text:p>20.87</text:p>
          </table:table-cell>
          <table:table-cell table:formula="of:=[.G8]/5" office:value-type="float" office:value="4.174" calcext:value-type="float">
            <text:p>4.174</text:p>
          </table:table-cell>
          <table:table-cell/>
          <table:table-cell office:value-type="float" office:value="8.29" calcext:value-type="float">
            <text:p>8.29</text:p>
          </table:table-cell>
          <table:table-cell table:formula="of:=[.J8]/5" office:value-type="float" office:value="1.658" calcext:value-type="float">
            <text:p>1.658</text:p>
          </table:table-cell>
          <table:table-cell/>
          <table:table-cell office:value-type="float" office:value="11.64" calcext:value-type="float">
            <text:p>11.64</text:p>
          </table:table-cell>
          <table:table-cell table:formula="of:=[.M8]/5" office:value-type="float" office:value="2.328" calcext:value-type="float">
            <text:p>2.3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" calcext:value-type="float">
            <text:p>0.61</text:p>
          </table:table-cell>
          <table:table-cell office:value-type="float" office:value="14.885" calcext:value-type="float">
            <text:p>14.885</text:p>
          </table:table-cell>
          <table:table-cell table:formula="of:=([.B9]*[.C9])/[.A9]" office:value-type="float" office:value="0.04539925" calcext:value-type="float">
            <text:p>0.045399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.91" calcext:value-type="float">
            <text:p>22.91</text:p>
          </table:table-cell>
          <table:table-cell table:formula="of:=[.G9]/5" office:value-type="float" office:value="4.582" calcext:value-type="float">
            <text:p>4.582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J9]/5" office:value-type="float" office:value="1.7" calcext:value-type="float">
            <text:p>1.7</text:p>
          </table:table-cell>
          <table:table-cell/>
          <table:table-cell office:value-type="float" office:value="11.46" calcext:value-type="float">
            <text:p>11.46</text:p>
          </table:table-cell>
          <table:table-cell table:formula="of:=[.M9]/5" office:value-type="float" office:value="2.292" calcext:value-type="float">
            <text:p>2.2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" calcext:value-type="float">
            <text:p>0.7</text:p>
          </table:table-cell>
          <table:table-cell office:value-type="float" office:value="14.885" calcext:value-type="float">
            <text:p>14.885</text:p>
          </table:table-cell>
          <table:table-cell table:formula="of:=([.B10]*[.C10])/[.A10]" office:value-type="float" office:value="0.0453021739130435" calcext:value-type="float">
            <text:p>0.04530217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.67" calcext:value-type="float">
            <text:p>25.67</text:p>
          </table:table-cell>
          <table:table-cell table:formula="of:=[.G10]/5" office:value-type="float" office:value="5.134" calcext:value-type="float">
            <text:p>5.13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[.J10]/5" office:value-type="float" office:value="1.666" calcext:value-type="float">
            <text:p>1.666</text:p>
          </table:table-cell>
          <table:table-cell/>
          <table:table-cell office:value-type="float" office:value="11.53" calcext:value-type="float">
            <text:p>11.53</text:p>
          </table:table-cell>
          <table:table-cell table:formula="of:=[.M10]/5" office:value-type="float" office:value="2.306" calcext:value-type="float">
            <text:p>2.3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" calcext:value-type="float">
            <text:p>0.8</text:p>
          </table:table-cell>
          <table:table-cell office:value-type="float" office:value="14.885" calcext:value-type="float">
            <text:p>14.885</text:p>
          </table:table-cell>
          <table:table-cell table:formula="of:=([.B11]*[.C11])/[.A11]" office:value-type="float" office:value="0.0441037037037037" calcext:value-type="float">
            <text:p>0.04410370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.09" calcext:value-type="float">
            <text:p>29.09</text:p>
          </table:table-cell>
          <table:table-cell table:formula="of:=[.G11]/5" office:value-type="float" office:value="5.818" calcext:value-type="float">
            <text:p>5.818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[.J11]/5" office:value-type="float" office:value="1.692" calcext:value-type="float">
            <text:p>1.692</text:p>
          </table:table-cell>
          <table:table-cell/>
          <table:table-cell office:value-type="float" office:value="11.58" calcext:value-type="float">
            <text:p>11.58</text:p>
          </table:table-cell>
          <table:table-cell table:formula="of:=[.M11]/5"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office:value-type="float" office:value="14.885" calcext:value-type="float">
            <text:p>14.885</text:p>
          </table:table-cell>
          <table:table-cell table:formula="of:=([.B12]*[.C12])/[.A12]" office:value-type="float" office:value="0.044655" calcext:value-type="float">
            <text:p>0.0446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[.G12]/5" office:value-type="float" office:value="6.2" calcext:value-type="float">
            <text:p>6.2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[.J12]/5" office:value-type="float" office:value="1.692" calcext:value-type="float">
            <text:p>1.692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[.M12]/5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4.885" calcext:value-type="float">
            <text:p>14.885</text:p>
          </table:table-cell>
          <table:table-cell table:formula="of:=([.B13]*[.C13])/[.A13]" office:value-type="float" office:value="0.0451060606060606" calcext:value-type="float">
            <text:p>0.04510606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.53" calcext:value-type="float">
            <text:p>33.53</text:p>
          </table:table-cell>
          <table:table-cell table:formula="of:=[.G13]/5" office:value-type="float" office:value="6.706" calcext:value-type="float">
            <text:p>6.706</text:p>
          </table:table-cell>
          <table:table-cell/>
          <table:table-cell office:value-type="float" office:value="8.27" calcext:value-type="float">
            <text:p>8.27</text:p>
          </table:table-cell>
          <table:table-cell table:formula="of:=[.J13]/5" office:value-type="float" office:value="1.654" calcext:value-type="float">
            <text:p>1.654</text:p>
          </table:table-cell>
          <table:table-cell/>
          <table:table-cell office:value-type="float" office:value="11.52" calcext:value-type="float">
            <text:p>11.52</text:p>
          </table:table-cell>
          <table:table-cell table:formula="of:=[.M13]/5" office:value-type="float" office:value="2.304" calcext:value-type="float">
            <text:p>2.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6-01-19T13:05:39.262283344</meta:creation-date>
    <dc:date>2016-01-19T13:52:11.919296856</dc:date>
    <dc:creator>Annika </dc:creator>
    <meta:editing-duration>PT31M18S</meta:editing-duration>
    <meta:editing-cycles>9</meta:editing-cycles>
    <meta:generator>LibreOffice/4.4.3.2$Linux_X86_64 LibreOffice_project/40m0$Build-2</meta:generator>
    <meta:document-statistic meta:table-count="1" meta:cell-count="128" meta:object-count="0"/>
  </office:meta>
</office:document-meta>
</file>